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Entity.execute( XMLConsumer consumer , ExpressionContext expressionContext , ExecutionContext executionContext , MacroContext macroContext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Entity.StartEntity( Locator locatio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